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1604in" fo:margin-left="0.491in" table:align="left"/>
    </style:style>
    <style:style style:name="Table1.A" style:family="table-column">
      <style:table-column-properties style:column-width="0.4181in"/>
    </style:style>
    <style:style style:name="Table1.B" style:family="table-column">
      <style:table-column-properties style:column-width="0.2535in"/>
    </style:style>
    <style:style style:name="Table1.C" style:family="table-column">
      <style:table-column-properties style:column-width="1.48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7271in" fo:margin-left="0.491in" table:align="left"/>
    </style:style>
    <style:style style:name="Table2.A" style:family="table-column">
      <style:table-column-properties style:column-width="2.5993in"/>
    </style:style>
    <style:style style:name="Table2.B" style:family="table-column">
      <style:table-column-properties style:column-width="0.859in"/>
    </style:style>
    <style:style style:name="Table2.C" style:family="table-column">
      <style:table-column-properties style:column-width="1.268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text-properties style:text-position="-33% 80%"/>
    </style:style>
    <style:style style:name="P4" style:family="paragraph" style:parent-style-name="Table_20_Contents">
      <style:text-properties style:text-position="33% 80%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fo:background-color="#00ff00"/>
    </style:style>
    <style:style style:name="P14" style:family="paragraph" style:parent-style-name="Standard">
      <style:paragraph-properties fo:text-align="center" style:justify-single-word="false"/>
    </style:style>
    <style:style style:name="T1" style:family="text">
      <style:text-properties fo:background-color="#00ff00"/>
    </style:style>
    <style:style style:name="T2" style:family="text">
      <style:text-properties style:text-position="33% 80%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8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E420</text:p>
      <text:p text:style-name="Standard">Samuel Marrujo</text:p>
      <text:p text:style-name="Standard">Professor Yu</text:p>
      <text:p text:style-name="Standard">Homework 2</text:p>
      <text:p text:style-name="Standard"/>
      <text:p text:style-name="P2">#1<text:tab/>For each of the following triplets of points, find the normal vectors manually to the plane ( if it exists ) that passes through the triplet. Show your steps. </text:p>
      <text:list xml:id="list892657345" text:style-name="L1">
        <text:list-item>
          <text:p text:style-name="P9">(1, 1, 1), (1, 2, 1), (3, 0, 4) </text:p>
        </text:list-item>
        <text:list-item>
          <text:p text:style-name="P5">(6, 3, -4), (0, 0, 0), (2, 1, -1) </text:p>
        </text:list-item>
      </text:list>
      <text:p text:style-name="P2"/>
      <text:p text:style-name="P2">(a) <text:tab/>(1, 1, 1) – (3, 0, 4) = (-2, 1, -3)</text:p>
      <text:p text:style-name="P2"><text:tab/>(1, 2, 1) – (3, 0, 4) = (-2, 2, -3)</text:p>
      <text:p text:style-name="P2">=&gt;<text:tab/>(-2, 1, -3) x (-2, 2, -3) = (-3+6, 6-6, -4+2) = (3, 0, -2)</text:p>
      <text:p text:style-name="P2"/>
      <text:p text:style-name="P2">(b)<text:tab/>(6, 3, -4) – (0, 0, 0) = (6, 3, -4)</text:p>
      <text:p text:style-name="P2"><text:tab/>(2, 1, -1) – (0, 0, 0) = (2, 1, -1)</text:p>
      <text:p text:style-name="P2">=&gt;<text:tab/>(6, 3, -4) x (2, 1, -1) = (-3+4, -8+6, 6-6) = (1, -2, 0)</text:p>
      <text:p text:style-name="P2"/>
      <text:p text:style-name="P2"/>
      <text:p text:style-name="P2"/>
      <text:p text:style-name="P2">#2<text:tab/>Find the normalized normal at the point (1, 2, 3) for each of the following two cases: </text:p>
      <text:list xml:id="list1040945647" text:style-name="L2">
        <text:list-header>
          <text:p text:style-name="P6">a) A sphere: x<text:span text:style-name="T2">2</text:span> + y<text:span text:style-name="T2">2</text:span> + z<text:span text:style-name="T2">2</text:span> = 14 <text:line-break/>b)A plane: 3x - 4y + 2z - 1 = 0 </text:p>
        </text:list-header>
      </text:list>
      <text:p text:style-name="P2"><text:tab/>(a) Take the derivative of each variable respectively:</text:p>
      <text:p text:style-name="P2">=&gt;<text:tab/>N = (2x, 2y, 2z) = (2, 4, 6)</text:p>
      <text:p text:style-name="P2"/>
      <text:p text:style-name="P2"><text:tab/>(b) 3x – 4y + 2z = 1</text:p>
      <text:p text:style-name="P2">=&gt;<text:tab/>(3, -4, 2)．(x-x0)+(y-y0)+(z-z0) = 3(x-1) – 4(y-2) + 2(z-3) = 1</text:p>
      <text:p text:style-name="P1"/>
      <text:p text:style-name="P2">#3<text:tab/>A robust method to find the normal to any polygon with N vertices is called the Newell's method. It computes the components of the normal <text:span text:style-name="T3">n</text:span> according to the following formulas: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3">n-1</text:p>
          </table:table-cell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p text:style-name="Table_20_Contents">n<text:span text:style-name="T5">x</text:span> = </text:p>
          </table:table-cell>
          <table:table-cell table:style-name="Table1.A1" office:value-type="string">
            <text:p text:style-name="Table_20_Contents"><draw:frame draw:style-name="fr1" draw:name="graphics1" text:anchor-type="as-char" svg:width="0.1598in" svg:height="0.1902in" draw:z-index="0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Table_20_Contents">( y<text:span text:style-name="T5">i</text:span> - y<text:span text:style-name="T5">i+1</text:span>)(z<text:span text:style-name="T5">i</text:span> + z<text:span text:style-name="T5">i+1</text:span>)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4">i=0</text:p>
          </table:table-cell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3">n-1</text:p>
          </table:table-cell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p text:style-name="Table_20_Contents">n<text:span text:style-name="T5">y</text:span> = </text:p>
          </table:table-cell>
          <table:table-cell table:style-name="Table1.A1" office:value-type="string">
            <text:p text:style-name="Table_20_Contents"><draw:frame draw:style-name="fr1" draw:name="graphics2" text:anchor-type="as-char" svg:width="0.1598in" svg:height="0.1902in" draw:z-index="1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Table_20_Contents">( z<text:span text:style-name="T5">i</text:span> - z<text:span text:style-name="T5">i+1</text:span>)(x<text:span text:style-name="T5">i</text:span> + x<text:span text:style-name="T5">i+1</text:span>)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4">i=0</text:p>
          </table:table-cell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3">n-1</text:p>
          </table:table-cell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p text:style-name="Table_20_Contents">n<text:span text:style-name="T5">z</text:span> = </text:p>
          </table:table-cell>
          <table:table-cell table:style-name="Table1.A1" office:value-type="string">
            <text:p text:style-name="Table_20_Contents"><draw:frame draw:style-name="fr1" draw:name="graphics3" text:anchor-type="as-char" svg:width="0.1598in" svg:height="0.1902in" draw:z-index="2"><draw:image xlink:href="http://cse.csusb.edu/tongyu/courses/cs420/images/sum.gif" xlink:type="simple" xlink:show="embed" xlink:actuate="onLoad"/></draw:frame></text:p>
          </table:table-cell>
          <table:table-cell table:style-name="Table1.A1" office:value-type="string">
            <text:p text:style-name="Table_20_Contents">( x<text:span text:style-name="T5">i</text:span> - x<text:span text:style-name="T5">i+1</text:span>)(y<text:span text:style-name="T5">i</text:span> + y<text:span text:style-name="T5">i+1</text:span>)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4">i=0</text:p>
          </table:table-cell>
          <table:table-cell table:style-name="Table1.A1" office:value-type="string">
            <text:p text:style-name="Table_20_Contents">  </text:p>
          </table:table-cell>
        </table:table-row>
      </table:table>
      <text:p text:style-name="Text_20_body">a) Apply the Newell's method to a. of Question 1, and see whether you get the same answer. </text:p>
      <text:p text:style-name="Text_20_body">b) Find the normal to the polygon (1, 1, 2), (2, 0, 5), (5, 1, 4), (6, 0, 7). </text:p>
      <text:p text:style-name="P2"><text:tab/></text:p>
      <text:p text:style-name="P11"><text:tab/>(a) (1, 1, 1), (1, 2, 1), (3, 0, 4) </text:p>
      <text:p text:style-name="P2"><text:tab/>nx = (-1)(2) + (2)(5) + (-1)(5) = 3</text:p>
      <text:p text:style-name="P2"><text:tab/>ny = (0) + (-12) + (3)(4) = 0</text:p>
      <text:p text:style-name="P2"><text:tab/>nz = (0)(3) + (-2)(2) + (2)(1) = -2</text:p>
      <text:p text:style-name="P2"><text:tab/>= (3, 0, -2)</text:p>
      <text:p text:style-name="P2"/>
      <text:p text:style-name="P2"><text:tab/>Thus, #3(a) is equal to #1(a).</text:p>
      <text:p text:style-name="P2"><text:tab/></text:p>
      <text:p text:style-name="P2"><text:tab/>(b) (1, 1, 2), (2, 0, 5), (5, 1, 4), (6, 0, 7)</text:p>
      <text:p text:style-name="P2"><text:tab/>nx = (1)(7) + (-1)(9) + (1)(11) + (-1)(9) = 0</text:p>
      <text:p text:style-name="P2"><text:tab/>ny = (-3)(3) + (1)(7) + (-3)(11) + (5)(7) = 0</text:p>
      <text:p text:style-name="P2"><text:tab/>nz = (-1)(1) + (-3)(1) + (-1)(1) + (5)(1) = 0</text:p>
      <text:p text:style-name="P2"><text:tab/>= (0, 0, 0)</text:p>
      <text:p text:style-name="P1"/>
      <text:p text:style-name="P1"/>
      <text:p text:style-name="P1"/>
      <text:p text:style-name="P2">#4<text:tab/>Let vectors <text:span text:style-name="T3">A</text:span> = (2, -1, 1)<text:span text:style-name="T2">T</text:span> and <text:span text:style-name="T3">B</text:span> = (1, 1, -1)<text:span text:style-name="T2">T</text:span>. Find </text:p>
      <text:list xml:id="list821154135" text:style-name="L4">
        <text:list-item>
          <text:p text:style-name="P10">the angle between <text:span text:style-name="T3">A</text:span> and <text:span text:style-name="T3">B</text:span>, </text:p>
        </text:list-item>
        <text:list-item>
          <text:p text:style-name="P7">a unit vector perpendicular to both <text:span text:style-name="T3">A</text:span> and <text:span text:style-name="T3">B</text:span>. </text:p>
        </text:list-item>
      </text:list>
      <text:p text:style-name="P2"><text:tab/>(a) <text:span text:style-name="T4">A</text:span> = (2, -1, 1)^T and <text:span text:style-name="T4">B</text:span> = (1, 1, -1)^T</text:p>
      <text:p text:style-name="P2"><text:tab/>|<text:span text:style-name="T4">A</text:span>||<text:span text:style-name="T4">B</text:span>|cosθ = A．B</text:p>
      <text:p text:style-name="P2">=&gt;<text:tab/>3sqrt(2)*cosθ = 0</text:p>
      <text:p text:style-name="P2">=&gt;<text:tab/>cosθ = 0</text:p>
      <text:p text:style-name="P2">=&gt;<text:tab/>θ = 90°</text:p>
      <text:p text:style-name="P2"/>
      <text:p text:style-name="P2"><text:tab/>(b) Take the cross product of both A and B:</text:p>
      <text:p text:style-name="P2">=&gt;<text:tab/>| i j k<text:tab/>|</text:p>
      <text:p text:style-name="P2"><text:tab/>| 2 -1 1<text:tab/>|</text:p>
      <text:p text:style-name="P2"><text:tab/>| 1 1 -1<text:tab/>|</text:p>
      <text:p text:style-name="P2"/>
      <text:p text:style-name="P2">=<text:tab/>i(1-1) – j(-2-1) + k(2+1)</text:p>
      <text:p text:style-name="P2">=<text:tab/>0i + 3j +3k</text:p>
      <text:p text:style-name="P2">=&gt;<text:tab/>(0, 3, 3) or 3j + 3k</text:p>
      <text:p text:style-name="P2"/>
      <text:p text:style-name="P2">#5<text:tab/>Use <text:span text:style-name="T3">glDrawElements()</text:span> to draw the following cube with each face having a different color. </text:p>
      <text:list xml:id="list1083521253" text:style-name="L6">
        <text:list-header>
          <text:p text:style-name="P8"><draw:frame draw:style-name="fr1" draw:name="graphics4" text:anchor-type="as-char" svg:width="1.6701in" svg:height="1.2701in" draw:z-index="3"><draw:image xlink:href="http://cse.csusb.edu/tongyu/courses/cs420/images/cube_num.gif" xlink:type="simple" xlink:show="embed" xlink:actuate="onLoad"/></draw:frame> </text:p>
        </text:list-header>
      </text:list>
      <text:p text:style-name="P2"><text:tab/></text:p>
      <text:p text:style-name="P1"/>
      <text:p text:style-name="P2">#6<text:tab/>Write a program or programs to reproduce one of the following figures of icosahedron and dodecahedron ( extra credit for both ). 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Table_20_Contents"><draw:frame draw:style-name="fr1" draw:name="graphics5" text:anchor-type="as-char" svg:width="2.4902in" svg:height="2.35in" draw:z-index="4"><draw:image xlink:href="http://cse.csusb.edu/tongyu/courses/cs420/images/hw/icosahedron.jpg" xlink:type="simple" xlink:show="embed" xlink:actuate="onLoad"/></draw:frame> 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<draw:frame draw:style-name="fr1" draw:name="graphics6" text:anchor-type="as-char" svg:width="1.1799in" svg:height="1.1598in" draw:z-index="5"><draw:image xlink:href="http://cse.csusb.edu/tongyu/courses/cs420/images/hw/dodecahedron.jpg" xlink:type="simple" xlink:show="embed" xlink:actuate="onLoad"/></draw:frame></text:p>
          </table:table-cell>
        </table:table-row>
      </table:table>
      <text:p text:style-name="P2"/>
      <text:p text:style-name="P11">#7<text:tab/>Develop a routine that draws a sequence of tweens between two interested figures A and B as parameter t various gradually from 0 to 1, and then decreases gradually back to 0, thereafter repeating this cycle indefinitely, until a key is pressed. The animation shows A mutating into B and then back into A. Use double buffering offered by OpenGL to make the animation smooth. ( Note that A and B should have the same number of vertices. ) </text:p>
      <text:p text:style-name="P2"/>
      <text:p text:style-name="P2"><text:tab/>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3914325 </meta:initial-creator>
    <meta:creation-date>2013-09-23T17:57:42</meta:creation-date>
    <dc:date>2013-10-28T20:09:17</dc:date>
    <dc:creator>003914325 </dc:creator>
    <meta:editing-duration>PT7H32M4S</meta:editing-duration>
    <meta:editing-cycles>24</meta:editing-cycles>
    <meta:generator>LibreOffice/3.4$Unix LibreOffice_project/340m1$Build-502</meta:generator>
    <meta:document-statistic meta:table-count="2" meta:image-count="6" meta:object-count="0" meta:page-count="4" meta:paragraph-count="86" meta:word-count="633" meta:character-count="2774" meta:non-whitespace-character-count="2140"/>
  </office:meta>
</office:document-meta>
</file>